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E0000029183750636135AB6B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width="19.59cm" svg:height="24.731cm" draw:z-index="0"><draw:image xlink:href="Pictures/100000000000023E0000029183750636135AB6B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4T13:08:11.225000000</meta:creation-date>
    <dc:date>2025-09-24T13:08:19.562000000</dc:date>
    <meta:editing-duration>PT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5.1.2$Windows_X86_64 LibreOffice_project/fcbaee479e84c6cd81291587d2ee68cba099e129</meta:generator>
  </office:meta>
</office:document-meta>
</file>